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52in"/>
    </style:style>
    <style:style style:name="co2" style:family="table-column">
      <style:table-column-properties fo:break-before="auto" style:column-width="0.8453in"/>
    </style:style>
    <style:style style:name="co3" style:family="table-column">
      <style:table-column-properties fo:break-before="auto" style:column-width="0.9409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80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style:font-name="Arial" style:font-name-asian="Arial Unicode MS" style:font-name-complex="Arial Unicode M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<text:s/>BubbleSort</text:p>
          </table:table-cell>
          <table:table-cell office:value-type="string">
            <text:p><text:s/>InsertionSort</text:p>
          </table:table-cell>
          <table:table-cell office:value-type="string">
            <text:p><text:s/>QuickSort</text:p>
          </table:table-cell>
          <table:table-cell office:value-type="string">
            <text:p><text:s/>MergeSort</text:p>
          </table:table-cell>
          <table:table-cell/>
          <table:table-cell office:value-type="string">
            <text:p>Averages</text:p>
          </table:table-cell>
          <table:table-cell office:value-type="string">
            <text:p>bubble</text:p>
          </table:table-cell>
          <table:table-cell office:value-type="string">
            <text:p>insertion</text:p>
          </table:table-cell>
          <table:table-cell office:value-type="string">
            <text:p>quick</text:p>
          </table:table-cell>
          <table:table-cell office:value-type="string">
            <text:p>merge</text:p>
          </table:table-cell>
          <table:table-cell/>
          <table:table-cell office:value-type="string">
            <text:p>X^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AVERAGE([.B2:.B101])" office:value-type="float" office:value="0">
            <text:p>0</text:p>
          </table:table-cell>
          <table:table-cell table:formula="of:=AVERAGE([.C2:.C101])" office:value-type="float" office:value="0">
            <text:p>0</text:p>
          </table:table-cell>
          <table:table-cell table:formula="of:=AVERAGE([.D2:.D101])" office:value-type="float" office:value="0">
            <text:p>0</text:p>
          </table:table-cell>
          <table:table-cell table:formula="of:=AVERAGE([.E2:.E101])" office:value-type="float" office:value="0">
            <text:p>0</text:p>
          </table:table-cell>
          <table:table-cell/>
          <table:table-cell table:formula="of:=([.G2]*[.G2])/350000000" office:value-type="float" office:value="0.000000285714285714286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table:formula="of:=AVERAGE([.B102:.B201])" office:value-type="float" office:value="0">
            <text:p>0</text:p>
          </table:table-cell>
          <table:table-cell table:formula="of:=AVERAGE([.C102:.C201])" office:value-type="float" office:value="0">
            <text:p>0</text:p>
          </table:table-cell>
          <table:table-cell table:formula="of:=AVERAGE([.D102:.D201])" office:value-type="float" office:value="0">
            <text:p>0</text:p>
          </table:table-cell>
          <table:table-cell table:formula="of:=AVERAGE([.E102:.E201])" office:value-type="float" office:value="0">
            <text:p>0</text:p>
          </table:table-cell>
          <table:table-cell/>
          <table:table-cell table:formula="of:=([.G3]*[.G3])/350000000" office:value-type="float" office:value="0.00000714285714285714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">
            <text:p>100</text:p>
          </table:table-cell>
          <table:table-cell table:formula="of:=AVERAGE([.B202:.B301])" office:value-type="float" office:value="0">
            <text:p>0</text:p>
          </table:table-cell>
          <table:table-cell table:formula="of:=AVERAGE([.C202:.C301])" office:value-type="float" office:value="0">
            <text:p>0</text:p>
          </table:table-cell>
          <table:table-cell table:formula="of:=AVERAGE([.D202:.D301])" office:value-type="float" office:value="0">
            <text:p>0</text:p>
          </table:table-cell>
          <table:table-cell table:formula="of:=AVERAGE([.E202:.E301])" office:value-type="float" office:value="0">
            <text:p>0</text:p>
          </table:table-cell>
          <table:table-cell/>
          <table:table-cell table:formula="of:=([.G4]*[.G4])/350000000" office:value-type="float" office:value="0.0000285714285714286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0">
            <text:p>500</text:p>
          </table:table-cell>
          <table:table-cell table:formula="of:=AVERAGE([.B302:.B401])" office:value-type="float" office:value="0.0007">
            <text:p>0</text:p>
          </table:table-cell>
          <table:table-cell table:formula="of:=AVERAGE([.C302:.C401])" office:value-type="float" office:value="0.0001">
            <text:p>0</text:p>
          </table:table-cell>
          <table:table-cell table:formula="of:=AVERAGE([.D302:.D401])" office:value-type="float" office:value="0">
            <text:p>0</text:p>
          </table:table-cell>
          <table:table-cell table:formula="of:=AVERAGE([.E302:.E401])" office:value-type="float" office:value="0">
            <text:p>0</text:p>
          </table:table-cell>
          <table:table-cell/>
          <table:table-cell table:formula="of:=([.G5]*[.G5])/350000000" office:value-type="float" office:value="0.000714285714285714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0">
            <text:p>1000</text:p>
          </table:table-cell>
          <table:table-cell table:formula="of:=AVERAGE([.B402:.B501])" office:value-type="float" office:value="0.0019">
            <text:p>0</text:p>
          </table:table-cell>
          <table:table-cell table:formula="of:=AVERAGE([.C402:.C501])" office:value-type="float" office:value="0">
            <text:p>0</text:p>
          </table:table-cell>
          <table:table-cell table:formula="of:=AVERAGE([.D402:.D501])" office:value-type="float" office:value="0">
            <text:p>0</text:p>
          </table:table-cell>
          <table:table-cell table:formula="of:=AVERAGE([.E402:.E501])" office:value-type="float" office:value="0">
            <text:p>0</text:p>
          </table:table-cell>
          <table:table-cell/>
          <table:table-cell table:formula="of:=([.G6]*[.G6])/350000000" office:value-type="float" office:value="0.00285714285714286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00">
            <text:p>5000</text:p>
          </table:table-cell>
          <table:table-cell table:style-name="ce2" table:formula="of:=AVERAGE([.B502:.B601])" office:value-type="float" office:value="0.0594999999999999">
            <text:p>0.06</text:p>
          </table:table-cell>
          <table:table-cell table:style-name="ce2" table:formula="of:=AVERAGE([.C502:.C601])" office:value-type="float" office:value="0.0068">
            <text:p>0.01</text:p>
          </table:table-cell>
          <table:table-cell table:style-name="ce2" table:formula="of:=AVERAGE([.D502:.D601])" office:value-type="float" office:value="0">
            <text:p>0</text:p>
          </table:table-cell>
          <table:table-cell table:style-name="ce2" table:formula="of:=AVERAGE([.E502:.E601])" office:value-type="float" office:value="0.00000008">
            <text:p>0</text:p>
          </table:table-cell>
          <table:table-cell/>
          <table:table-cell table:formula="of:=([.G7]*[.G7])/350000000" office:value-type="float" office:value="0.0714285714285714">
            <text:p>0.0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00">
            <text:p>10000</text:p>
          </table:table-cell>
          <table:table-cell table:formula="of:=AVERAGE([.B602:.B701])" office:value-type="float" office:value="0.2358">
            <text:p>0.24</text:p>
          </table:table-cell>
          <table:table-cell table:formula="of:=AVERAGE([.C602:.C701])" office:value-type="float" office:value="0.0316999999999999">
            <text:p>0.03</text:p>
          </table:table-cell>
          <table:table-cell table:formula="of:=AVERAGE([.D602:.D701])" office:value-type="float" office:value="0">
            <text:p>0</text:p>
          </table:table-cell>
          <table:table-cell table:formula="of:=AVERAGE([.E602:.E701])" office:value-type="float" office:value="0.00000035">
            <text:p>0</text:p>
          </table:table-cell>
          <table:table-cell/>
          <table:table-cell table:formula="of:=([.G8]*[.G8])/350000000" office:value-type="float" office:value="0.285714285714286">
            <text:p>0.2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50000">
            <text:p>50000</text:p>
          </table:table-cell>
          <table:table-cell table:formula="of:=AVERAGE([.B702:.B801])" office:value-type="float" office:value="5.9267">
            <text:p>5.93</text:p>
          </table:table-cell>
          <table:table-cell table:formula="of:=AVERAGE([.C702:.C801])" office:value-type="float" office:value="0.8132">
            <text:p>0.81</text:p>
          </table:table-cell>
          <table:table-cell table:formula="of:=AVERAGE([.D702:.D801])" office:value-type="float" office:value="0">
            <text:p>0</text:p>
          </table:table-cell>
          <table:table-cell table:formula="of:=AVERAGE([.E702:.E801])" office:value-type="float" office:value="0.00000954000000000001">
            <text:p>9.54E-006</text:p>
          </table:table-cell>
          <table:table-cell/>
          <table:table-cell table:formula="of:=([.G9]*[.G9])/350000000" office:value-type="float" office:value="7.14285714285714">
            <text:p>7.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00000">
            <text:p>100000</text:p>
          </table:table-cell>
          <table:table-cell table:formula="of:=AVERAGE([.B901:.B8022])" office:value-type="float" office:value="23.75">
            <text:p>23.75</text:p>
          </table:table-cell>
          <table:table-cell table:formula="of:=AVERAGE([.C901:.C8022])" office:value-type="float" office:value="3.29">
            <text:p>3.29</text:p>
          </table:table-cell>
          <table:table-cell table:formula="of:=AVERAGE([.D901:.D8022])" office:value-type="float" office:value="0">
            <text:p>0</text:p>
          </table:table-cell>
          <table:table-cell table:formula="of:=AVERAGE([.E901:.E8022])" office:value-type="float" office:value="0.000054">
            <text:p>5.40E-005</text:p>
          </table:table-cell>
          <table:table-cell/>
          <table:table-cell table:formula="of:=([.G10]*[.G10])/350000000" office:value-type="float" office:value="28.5714285714286">
            <text:p>28.5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>
            <draw:frame table:end-cell-address="Sheet1.M53" table:end-x="0.5173in" table:end-y="0.1272in" draw:z-index="0" draw:style-name="gr1" svg:width="5.7732in" svg:height="6.3315in" svg:x="0.0783in" svg:y="0in">
              <draw:object draw:notify-on-update-of-ranges="Sheet1.G2:Sheet1.G10 Sheet1.H1:Sheet1.H1 Sheet1.H2:Sheet1.H10 Sheet1.G2:Sheet1.G10 Sheet1.I1:Sheet1.I1 Sheet1.I2:Sheet1.I10 Sheet1.G2:Sheet1.G10 Sheet1.J1:Sheet1.J1 Sheet1.J2:Sheet1.J10 Sheet1.G2:Sheet1.G10 Sheet1.K1:Sheet1.K1 Sheet1.K2:Sheet1.K10 Sheet1.G2:Sheet1.G10 Sheet1.M1:Sheet1.M1 Sheet1.M2:Sheet1.M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>
            <draw:frame table:end-cell-address="Sheet1.S81" table:end-x="0.7283in" table:end-y="0.0512in" draw:z-index="1" draw:style-name="gr1" svg:width="10.5in" svg:height="2.5in" svg:x="0.0079in" svg:y="0.0004in">
              <draw:object draw:notify-on-update-of-ranges="Sheet1.C802:Sheet1.C9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/>
          <table:table-cell>
            <draw:frame table:end-cell-address="Sheet1.S96" table:end-x="0.6984in" table:end-y="0.1008in" draw:z-index="2" draw:style-name="gr1" svg:width="10.5in" svg:height="2.5in" svg:x="0.8669in" svg:y="0.05in">
              <draw:object draw:notify-on-update-of-ranges="Sheet1.D802:Sheet1.D90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>
            <draw:frame table:end-cell-address="Sheet1.S113" table:end-x="0.8673in" table:end-y="0.0394in" draw:z-index="3" draw:style-name="gr1" svg:width="10.5in" svg:height="2.5in" svg:x="0.1469in" svg:y="0.1516in">
              <draw:object draw:notify-on-update-of-ranges="Sheet1.E802:Sheet1.E90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>
            <draw:frame table:end-cell-address="Sheet1.S128" table:end-x="0.722in" table:end-y="0.1307in" draw:z-index="4" draw:style-name="gr1" svg:width="10.5in" svg:height="2.5in" svg:x="0.0016in" svg:y="0.0799in">
              <draw:object draw:notify-on-update-of-ranges="Sheet1.B802:Sheet1.B90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">
            <text:p>5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4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table:style-name="ce1" office:value-type="float" office:value="0.000001">
            <text:p>1.00E-006</text:p>
          </table:table-cell>
          <table:table-cell table:number-columns-repeated="8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5">
            <text:p>5.95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5">
            <text:p>5.95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">
            <text:p>5.9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4">
            <text:p>5.94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4">
            <text:p>5.94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">
            <text:p>5.9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4">
            <text:p>5.94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">
            <text:p>5.9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5">
            <text:p>5.95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4">
            <text:p>5.94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4">
            <text:p>5.94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4">
            <text:p>5.94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4">
            <text:p>5.94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4">
            <text:p>5.94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4">
            <text:p>5.94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1">
            <text:p>5.91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1">
            <text:p>5.91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1">
            <text:p>5.91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1">
            <text:p>5.91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5">
            <text:p>5.95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4">
            <text:p>5.94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1">
            <text:p>5.91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89">
            <text:p>5.89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5">
            <text:p>5.95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4">
            <text:p>5.94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4">
            <text:p>5.94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4">
            <text:p>5.94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4">
            <text:p>5.94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1">
            <text:p>5.91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4">
            <text:p>5.94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4">
            <text:p>5.94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3">
            <text:p>5.93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09">
            <text:p>9.00E-006</text:p>
          </table:table-cell>
          <table:table-cell table:number-columns-repeated="8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5.92">
            <text:p>5.92</text:p>
          </table:table-cell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style-name="ce1" office:value-type="float" office:value="0.00001">
            <text:p>1.0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6">
            <text:p>23.66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53">
            <text:p>5.3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6">
            <text:p>23.76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52">
            <text:p>5.2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8">
            <text:p>23.68</text:p>
          </table:table-cell>
          <table:table-cell office:value-type="float" office:value="3.26">
            <text:p>3.26</text:p>
          </table:table-cell>
          <table:table-cell office:value-type="float" office:value="0">
            <text:p>0</text:p>
          </table:table-cell>
          <table:table-cell table:style-name="ce1" office:value-type="float" office:value="0.000052">
            <text:p>5.2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4">
            <text:p>23.74</text:p>
          </table:table-cell>
          <table:table-cell office:value-type="float" office:value="3.28">
            <text:p>3.28</text:p>
          </table:table-cell>
          <table:table-cell office:value-type="float" office:value="0">
            <text:p>0</text:p>
          </table:table-cell>
          <table:table-cell table:style-name="ce1" office:value-type="float" office:value="0.000053">
            <text:p>5.3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4">
            <text:p>23.74</text:p>
          </table:table-cell>
          <table:table-cell office:value-type="float" office:value="3.28">
            <text:p>3.28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4">
            <text:p>23.74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52">
            <text:p>5.2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3">
            <text:p>23.73</text:p>
          </table:table-cell>
          <table:table-cell office:value-type="float" office:value="3.26">
            <text:p>3.26</text:p>
          </table:table-cell>
          <table:table-cell office:value-type="float" office:value="0">
            <text:p>0</text:p>
          </table:table-cell>
          <table:table-cell table:style-name="ce1" office:value-type="float" office:value="0.000059">
            <text:p>5.9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9">
            <text:p>23.69</text:p>
          </table:table-cell>
          <table:table-cell office:value-type="float" office:value="3.28">
            <text:p>3.28</text:p>
          </table:table-cell>
          <table:table-cell office:value-type="float" office:value="0">
            <text:p>0</text:p>
          </table:table-cell>
          <table:table-cell table:style-name="ce1" office:value-type="float" office:value="0.000055">
            <text:p>5.5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8">
            <text:p>23.78</text:p>
          </table:table-cell>
          <table:table-cell office:value-type="float" office:value="3.28">
            <text:p>3.28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5">
            <text:p>23.75</text:p>
          </table:table-cell>
          <table:table-cell office:value-type="float" office:value="3.28">
            <text:p>3.28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9">
            <text:p>23.69</text:p>
          </table:table-cell>
          <table:table-cell office:value-type="float" office:value="3.27">
            <text:p>3.27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3">
            <text:p>23.73</text:p>
          </table:table-cell>
          <table:table-cell office:value-type="float" office:value="3.28">
            <text:p>3.28</text:p>
          </table:table-cell>
          <table:table-cell office:value-type="float" office:value="0">
            <text:p>0</text:p>
          </table:table-cell>
          <table:table-cell table:style-name="ce1" office:value-type="float" office:value="0.000057">
            <text:p>5.7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">
            <text:p>23.7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5">
            <text:p>23.75</text:p>
          </table:table-cell>
          <table:table-cell office:value-type="float" office:value="3.28">
            <text:p>3.28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4">
            <text:p>23.74</text:p>
          </table:table-cell>
          <table:table-cell office:value-type="float" office:value="3.27">
            <text:p>3.27</text:p>
          </table:table-cell>
          <table:table-cell office:value-type="float" office:value="0">
            <text:p>0</text:p>
          </table:table-cell>
          <table:table-cell table:style-name="ce1" office:value-type="float" office:value="0.000051">
            <text:p>5.1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5">
            <text:p>23.75</text:p>
          </table:table-cell>
          <table:table-cell office:value-type="float" office:value="3.28">
            <text:p>3.28</text:p>
          </table:table-cell>
          <table:table-cell office:value-type="float" office:value="0">
            <text:p>0</text:p>
          </table:table-cell>
          <table:table-cell table:style-name="ce1" office:value-type="float" office:value="0.000052">
            <text:p>5.2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5">
            <text:p>23.75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53">
            <text:p>5.3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2">
            <text:p>23.72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8">
            <text:p>23.68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2">
            <text:p>23.72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7">
            <text:p>4.7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1">
            <text:p>23.71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7">
            <text:p>4.7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1">
            <text:p>23.71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6">
            <text:p>23.76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9">
            <text:p>4.9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3">
            <text:p>23.73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7">
            <text:p>4.7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7">
            <text:p>23.77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9">
            <text:p>4.9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1">
            <text:p>23.71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2">
            <text:p>23.72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style-name="ce1" office:value-type="float" office:value="0.000049">
            <text:p>4.9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3">
            <text:p>23.73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6">
            <text:p>23.66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9">
            <text:p>4.9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4">
            <text:p>23.74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7">
            <text:p>4.7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8">
            <text:p>23.78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9">
            <text:p>4.9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6">
            <text:p>23.66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8">
            <text:p>23.68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1">
            <text:p>23.71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1">
            <text:p>23.71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6">
            <text:p>23.66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7">
            <text:p>23.77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9">
            <text:p>4.9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7">
            <text:p>23.67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47">
            <text:p>4.7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4">
            <text:p>23.74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7">
            <text:p>4.7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">
            <text:p>23.7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8">
            <text:p>23.78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">
            <text:p>23.7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7">
            <text:p>4.7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2">
            <text:p>23.72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4">
            <text:p>23.74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7">
            <text:p>4.7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7">
            <text:p>23.77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7">
            <text:p>4.7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2">
            <text:p>23.72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7">
            <text:p>4.7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3">
            <text:p>23.73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47">
            <text:p>4.7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8">
            <text:p>23.8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5">
            <text:p>23.75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47">
            <text:p>4.7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9">
            <text:p>23.79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1">
            <text:p>23.71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1">
            <text:p>23.71</text:p>
          </table:table-cell>
          <table:table-cell office:value-type="float" office:value="3.3">
            <text:p>3.3</text:p>
          </table:table-cell>
          <table:table-cell table:style-name="ce1" office:value-type="float" office:value="0.000001">
            <text:p>1.00E-006</text:p>
          </table:table-cell>
          <table:table-cell table:style-name="ce1" office:value-type="float" office:value="0.000049">
            <text:p>4.9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8">
            <text:p>23.68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53">
            <text:p>5.3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">
            <text:p>23.7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1">
            <text:p>23.71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1">
            <text:p>23.71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9">
            <text:p>23.69</text:p>
          </table:table-cell>
          <table:table-cell office:value-type="float" office:value="3.3">
            <text:p>3.3</text:p>
          </table:table-cell>
          <table:table-cell table:style-name="ce1" office:value-type="float" office:value="0.000001">
            <text:p>1.00E-006</text:p>
          </table:table-cell>
          <table:table-cell table:style-name="ce1" office:value-type="float" office:value="0.000054">
            <text:p>5.4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6">
            <text:p>23.66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53">
            <text:p>5.3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5">
            <text:p>23.65</text:p>
          </table:table-cell>
          <table:table-cell office:value-type="float" office:value="3.32">
            <text:p>3.32</text:p>
          </table:table-cell>
          <table:table-cell office:value-type="float" office:value="0">
            <text:p>0</text:p>
          </table:table-cell>
          <table:table-cell table:style-name="ce1" office:value-type="float" office:value="0.000055">
            <text:p>5.5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7">
            <text:p>23.67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4">
            <text:p>23.64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style-name="ce1" office:value-type="float" office:value="0.000053">
            <text:p>5.3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9">
            <text:p>23.69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9">
            <text:p>4.9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8">
            <text:p>23.68</text:p>
          </table:table-cell>
          <table:table-cell office:value-type="float" office:value="3.32">
            <text:p>3.32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1">
            <text:p>23.71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9">
            <text:p>4.9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8">
            <text:p>23.68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8">
            <text:p>23.68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">
            <text:p>23.7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5">
            <text:p>23.65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2">
            <text:p>23.72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6">
            <text:p>23.66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3">
            <text:p>23.73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9">
            <text:p>23.69</text:p>
          </table:table-cell>
          <table:table-cell office:value-type="float" office:value="3.28">
            <text:p>3.28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8">
            <text:p>23.78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55">
            <text:p>5.5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1">
            <text:p>23.71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8">
            <text:p>23.68</text:p>
          </table:table-cell>
          <table:table-cell office:value-type="float" office:value="3.28">
            <text:p>3.28</text:p>
          </table:table-cell>
          <table:table-cell office:value-type="float" office:value="0">
            <text:p>0</text:p>
          </table:table-cell>
          <table:table-cell table:style-name="ce1" office:value-type="float" office:value="0.000055">
            <text:p>5.5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1">
            <text:p>23.71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53">
            <text:p>5.3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3">
            <text:p>23.73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2">
            <text:p>23.72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55">
            <text:p>5.5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6">
            <text:p>23.76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5">
            <text:p>23.75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8">
            <text:p>23.68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style-name="ce1" office:value-type="float" office:value="0.000049">
            <text:p>4.9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">
            <text:p>23.7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2">
            <text:p>23.72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style-name="ce1" office:value-type="float" office:value="0.000049">
            <text:p>4.9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3">
            <text:p>23.73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style-name="ce1" office:value-type="float" office:value="0.000049">
            <text:p>4.9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2">
            <text:p>23.72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4">
            <text:p>23.74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49">
            <text:p>4.9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5">
            <text:p>23.75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8">
            <text:p>23.8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48">
            <text:p>4.8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9">
            <text:p>23.69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style-name="ce1" office:value-type="float" office:value="0.000047">
            <text:p>4.7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2">
            <text:p>23.72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style-name="ce1" office:value-type="float" office:value="0.000047">
            <text:p>4.7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6">
            <text:p>23.66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49">
            <text:p>4.9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3">
            <text:p>23.73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53">
            <text:p>5.3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7">
            <text:p>23.67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53">
            <text:p>5.3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">
            <text:p>23.7</text:p>
          </table:table-cell>
          <table:table-cell office:value-type="float" office:value="3.3">
            <text:p>3.3</text:p>
          </table:table-cell>
          <table:table-cell office:value-type="float" office:value="0">
            <text:p>0</text:p>
          </table:table-cell>
          <table:table-cell table:style-name="ce1" office:value-type="float" office:value="0.000053">
            <text:p>5.3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6">
            <text:p>23.66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8">
            <text:p>23.68</text:p>
          </table:table-cell>
          <table:table-cell office:value-type="float" office:value="3.28">
            <text:p>3.28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8">
            <text:p>23.68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">
            <text:p>23.7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68">
            <text:p>23.68</text:p>
          </table:table-cell>
          <table:table-cell office:value-type="float" office:value="3.31">
            <text:p>3.31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8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23.75">
            <text:p>23.75</text:p>
          </table:table-cell>
          <table:table-cell office:value-type="float" office:value="3.29">
            <text:p>3.29</text:p>
          </table:table-cell>
          <table:table-cell office:value-type="float" office:value="0">
            <text:p>0</text:p>
          </table:table-cell>
          <table:table-cell table:style-name="ce1" office:value-type="float" office:value="0.000054">
            <text:p>5.40E-005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9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0">03/10/2011</text:date>, <text:time>12:4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10T12:49:23</dc:date>
    <dc:creator>Ben Sanabria</dc:creator>
    <meta:document-statistic meta:table-count="1" meta:cell-count="4565" meta:object-count="5"/>
    <meta:generator>OpenOffice.org/3.2$Unix OpenOffice.org_project/320m18$Build-9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6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5" style:family="chart">
      <style:chart-properties chart:interpolation="cubic-spline" chart:symbol-type="automatic" chart:include-hidden-cells="fals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665cm" svg:height="16.083cm" xlink:href=".." chart:class="chart:scatter" chart:style-name="ch1">
        <chart:title svg:x="6.499cm" svg:y="0.477cm" chart:style-name="ch2">
          <text:p>All Sorts</text:p>
        </chart:title>
        <chart:subtitle svg:x="6.969cm" svg:y="1.279cm" chart:style-name="ch3">
          <text:p>C++</text:p>
        </chart:subtitle>
        <chart:legend chart:legend-position="bottom" svg:x="2.108cm" svg:y="12.866cm" chart:style-name="ch4"/>
        <chart:plot-area chart:style-name="ch5" table:cell-range-address="Sheet1.G2:Sheet1.K10 Sheet1.G1:Sheet1.K1 Sheet1.M1:Sheet1.M10" chart:data-source-has-labels="row" svg:x="1cm" svg:y="1.613cm" svg:width="12.183cm" svg:height="10.664cm">
          <chart:axis chart:dimension="x" chart:name="primary-x" chart:style-name="ch6">
            <chart:title svg:x="6.681cm" svg:y="11.921cm" chart:style-name="ch7">
              <text:p>list size</text:p>
            </chart:title>
          </chart:axis>
          <chart:axis chart:dimension="y" chart:name="primary-y" chart:style-name="ch6">
            <chart:title svg:x="0.908cm" svg:y="7.649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H2:Sheet1.H10" chart:label-cell-address="Sheet1.H1:Sheet1.H1" chart:class="chart:scatter">
            <chart:domain table:cell-range-address="Sheet1.G2:Sheet1.G10"/>
            <chart:data-point chart:repeated="9"/>
          </chart:series>
          <chart:series chart:style-name="ch11" chart:values-cell-range-address="Sheet1.I2:Sheet1.I10" chart:label-cell-address="Sheet1.I1:Sheet1.I1" chart:class="chart:scatter">
            <chart:data-point chart:repeated="9"/>
          </chart:series>
          <chart:series chart:style-name="ch12" chart:values-cell-range-address="Sheet1.J2:Sheet1.J10" chart:label-cell-address="Sheet1.J1:Sheet1.J1" chart:class="chart:scatter">
            <chart:data-point chart:repeated="9"/>
          </chart:series>
          <chart:series chart:style-name="ch13" chart:values-cell-range-address="Sheet1.K2:Sheet1.K10" chart:label-cell-address="Sheet1.K1:Sheet1.K1" chart:class="chart:scatter">
            <chart:data-point chart:repeated="9"/>
          </chart:series>
          <chart:series chart:style-name="ch14" chart:values-cell-range-address="Sheet1.M2:Sheet1.M10" chart:label-cell-address="Sheet1.M1:Sheet1.M1" chart:class="chart:scatte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Sheet1.H1:Sheet1.H1">bubble</text:p>
              </table:table-cell>
              <table:table-cell office:value-type="string">
                <text:p text:id="Sheet1.I1:Sheet1.I1">insertion</text:p>
              </table:table-cell>
              <table:table-cell office:value-type="string">
                <text:p text:id="Sheet1.J1:Sheet1.J1">quick</text:p>
              </table:table-cell>
              <table:table-cell office:value-type="string">
                <text:p text:id="Sheet1.K1:Sheet1.K1">merge</text:p>
              </table:table-cell>
              <table:table-cell office:value-type="string">
                <text:p text:id="Sheet1.M1:Sheet1.M1">X^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1.G2:Sheet1.G10">10</text:p>
              </table:table-cell>
              <table:table-cell office:value-type="float" office:value="0">
                <text:p text:id="Sheet1.H2:Sheet1.H10">0</text:p>
              </table:table-cell>
              <table:table-cell office:value-type="float" office:value="0">
                <text:p text:id="Sheet1.I2:Sheet1.I10">0</text:p>
              </table:table-cell>
              <table:table-cell office:value-type="float" office:value="0">
                <text:p text:id="Sheet1.J2:Sheet1.J10">0</text:p>
              </table:table-cell>
              <table:table-cell office:value-type="float" office:value="0">
                <text:p text:id="Sheet1.K2:Sheet1.K10">0</text:p>
              </table:table-cell>
              <table:table-cell office:value-type="float" office:value="0.000000285714285714286">
                <text:p text:id="Sheet1.M2:Sheet1.M10">0.0000002857142857142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714285714285714">
                <text:p>0.0000071428571428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285714285714286">
                <text:p>0.000028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07">
                <text:p>0.0007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714285714285714">
                <text:p>0.000714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19">
                <text:p>0.0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85714285714286">
                <text:p>0.00285714285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0594999999999999">
                <text:p>0.0594999999999999</text:p>
              </table:table-cell>
              <table:table-cell office:value-type="float" office:value="0.0068">
                <text:p>0.0068</text:p>
              </table:table-cell>
              <table:table-cell office:value-type="float" office:value="0">
                <text:p>0</text:p>
              </table:table-cell>
              <table:table-cell office:value-type="float" office:value="0.00000008">
                <text:p>0.00000008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0.2358">
                <text:p>0.2358</text:p>
              </table:table-cell>
              <table:table-cell office:value-type="float" office:value="0.0316999999999999">
                <text:p>0.0316999999999999</text:p>
              </table:table-cell>
              <table:table-cell office:value-type="float" office:value="0">
                <text:p>0</text:p>
              </table:table-cell>
              <table:table-cell office:value-type="float" office:value="0.00000035">
                <text:p>0.00000035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">
                <text:p>50000</text:p>
              </table:table-cell>
              <table:table-cell office:value-type="float" office:value="5.9267">
                <text:p>5.9267</text:p>
              </table:table-cell>
              <table:table-cell office:value-type="float" office:value="0.8132">
                <text:p>0.8132</text:p>
              </table:table-cell>
              <table:table-cell office:value-type="float" office:value="0">
                <text:p>0</text:p>
              </table:table-cell>
              <table:table-cell office:value-type="float" office:value="0.00000954000000000001">
                <text:p>0.00000954000000000001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">
                <text:p>100000</text:p>
              </table:table-cell>
              <table:table-cell office:value-type="float" office:value="23.75">
                <text:p>23.75</text:p>
              </table:table-cell>
              <table:table-cell office:value-type="float" office:value="3.29">
                <text:p>3.29</text:p>
              </table:table-cell>
              <table:table-cell office:value-type="float" office:value="0">
                <text:p>0</text:p>
              </table:table-cell>
              <table:table-cell office:value-type="float" office:value="0.000054">
                <text:p>0.000054</text:p>
              </table:table-cell>
              <table:table-cell office:value-type="float" office:value="28.5714285714286">
                <text:p>28.5714285714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671cm" svg:height="6.351cm" xlink:href=".." chart:class="chart:bar" chart:style-name="ch1">
        <chart:title svg:x="12.904cm" svg:y="0.128cm" chart:style-name="ch2">
          <text:p>C++</text:p>
        </chart:title>
        <chart:subtitle svg:x="10.477cm" svg:y="0.755cm" chart:style-name="ch3">
          <text:p>Insertion Sort Consistency Graph</text:p>
        </chart:subtitle>
        <chart:plot-area chart:style-name="ch4" table:cell-range-address="Sheet1.C802:Sheet1.C901" svg:x="0.865cm" svg:y="1.313cm" svg:width="25.273cm" svg:height="4.985cm">
          <chart:axis chart:dimension="x" chart:name="primary-x" chart:style-name="ch5">
            <chart:title svg:x="11.935cm" svg:y="5.861cm" chart:style-name="ch6">
              <text:p>trials (list size n = 100000)</text:p>
            </chart:title>
          </chart:axis>
          <chart:axis chart:dimension="y" chart:name="primary-y" chart:style-name="ch7">
            <chart:title svg:x="0.534cm" svg:y="4.56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C802:Sheet1.C901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">
                <text:p text:id="Sheet1.C802:Sheet1.C901">3.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29">
                <text:p>3.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671cm" svg:height="6.351cm" xlink:href=".." chart:class="chart:bar" chart:style-name="ch1">
        <chart:title svg:x="12.904cm" svg:y="0.128cm" chart:style-name="ch2">
          <text:p>C++</text:p>
        </chart:title>
        <chart:subtitle svg:x="10.727cm" svg:y="0.755cm" chart:style-name="ch3">
          <text:p>Quick Sort Consistency Graph</text:p>
        </chart:subtitle>
        <chart:plot-area chart:style-name="ch4" table:cell-range-address="Sheet1.D802:Sheet1.D901" svg:x="0.865cm" svg:y="1.313cm" svg:width="25.273cm" svg:height="4.985cm">
          <chart:axis chart:dimension="x" chart:name="primary-x" chart:style-name="ch5">
            <chart:title svg:x="11.935cm" svg:y="5.861cm" chart:style-name="ch6">
              <text:p>trials (list size n = 100000)</text:p>
            </chart:title>
          </chart:axis>
          <chart:axis chart:dimension="y" chart:name="primary-y" chart:style-name="ch7">
            <chart:title svg:x="0.534cm" svg:y="4.56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D802:Sheet1.D901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D802:Sheet1.D901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1">
                <text:p>0.00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671cm" svg:height="6.351cm" xlink:href=".." chart:class="chart:bar" chart:style-name="ch1">
        <chart:title svg:x="12.904cm" svg:y="0.128cm" chart:style-name="ch2">
          <text:p>C++</text:p>
        </chart:title>
        <chart:subtitle svg:x="10.67cm" svg:y="0.755cm" chart:style-name="ch3">
          <text:p>Merge Sort Consistency Graph</text:p>
        </chart:subtitle>
        <chart:plot-area chart:style-name="ch4" table:cell-range-address="Sheet1.E802:Sheet1.E901" svg:x="0.865cm" svg:y="1.313cm" svg:width="25.273cm" svg:height="4.985cm">
          <chart:axis chart:dimension="x" chart:name="primary-x" chart:style-name="ch5">
            <chart:title svg:x="11.935cm" svg:y="5.861cm" chart:style-name="ch6">
              <text:p>trials (list size n = 100000)</text:p>
            </chart:title>
          </chart:axis>
          <chart:axis chart:dimension="y" chart:name="primary-y" chart:style-name="ch7">
            <chart:title svg:x="0.534cm" svg:y="4.56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E802:Sheet1.E901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53">
                <text:p text:id="Sheet1.E802:Sheet1.E901">0.0000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59">
                <text:p>0.0000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53">
                <text:p>0.0000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54">
                <text:p>0.0000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0.0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671cm" svg:height="6.351cm" xlink:href=".." chart:class="chart:bar" chart:style-name="ch1">
        <chart:title svg:x="12.904cm" svg:y="0.128cm" chart:style-name="ch2">
          <text:p>C++</text:p>
        </chart:title>
        <chart:subtitle svg:x="10.613cm" svg:y="0.755cm" chart:style-name="ch3">
          <text:p>Bubble Sort Consistency Graph</text:p>
        </chart:subtitle>
        <chart:plot-area chart:style-name="ch4" table:cell-range-address="Sheet1.B802:Sheet1.B901" svg:x="0.865cm" svg:y="1.313cm" svg:width="25.273cm" svg:height="4.985cm">
          <chart:axis chart:dimension="x" chart:name="primary-x" chart:style-name="ch5">
            <chart:title svg:x="11.935cm" svg:y="5.861cm" chart:style-name="ch6">
              <text:p>trials (list size n = 100000)</text:p>
            </chart:title>
          </chart:axis>
          <chart:axis chart:dimension="y" chart:name="primary-y" chart:style-name="ch7">
            <chart:title svg:x="0.534cm" svg:y="4.566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B802:Sheet1.B901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66">
                <text:p text:id="Sheet1.B802:Sheet1.B901">23.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76">
                <text:p>23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74">
                <text:p>23.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74">
                <text:p>23.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74">
                <text:p>23.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69">
                <text:p>23.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78">
                <text:p>23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69">
                <text:p>23.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.74">
                <text:p>23.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.71">
                <text:p>23.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71">
                <text:p>23.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6">
                <text:p>23.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.77">
                <text:p>23.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.71">
                <text:p>23.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.66">
                <text:p>23.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.74">
                <text:p>23.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.78">
                <text:p>23.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66">
                <text:p>23.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71">
                <text:p>23.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71">
                <text:p>23.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.66">
                <text:p>23.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77">
                <text:p>23.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.67">
                <text:p>23.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.74">
                <text:p>23.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.78">
                <text:p>23.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.74">
                <text:p>23.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.77">
                <text:p>23.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.71">
                <text:p>23.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.71">
                <text:p>23.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.71">
                <text:p>23.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.71">
                <text:p>23.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.69">
                <text:p>23.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.66">
                <text:p>23.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.65">
                <text:p>23.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.67">
                <text:p>23.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.64">
                <text:p>23.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.69">
                <text:p>23.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.71">
                <text:p>23.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.65">
                <text:p>23.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.66">
                <text:p>23.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.69">
                <text:p>23.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.78">
                <text:p>23.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.71">
                <text:p>23.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.71">
                <text:p>23.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.76">
                <text:p>23.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.74">
                <text:p>23.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.69">
                <text:p>23.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.72">
                <text:p>23.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.66">
                <text:p>23.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.67">
                <text:p>23.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.66">
                <text:p>23.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.75">
                <text:p>23.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